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8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8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8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8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8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8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8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4" style:family="table-cell" style:parent-style-name="Excel_20_Built-in_20_Normal" style:data-style-name="N8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8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4" office:value-type="string">
            <text:p>2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5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5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4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4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4" office:value-type="string">
            <text:p>kilka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4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4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5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4" office:value-type="string">
            <text:p>około tygodnia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2-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4" office:value-type="string">
            <text:p>jakiś tydzień.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4" office:value-type="string">
            <text:p>3 dni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3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3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4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4" office:value-type="string">
            <text:p>5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5" office:value-type="string">
            <text:p>4 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2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4" office:value-type="string">
            <text:p>30h</text:p>
          </table:table-cell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style-name="ce21"/>
          <table:table-cell table:style-name="ce25" office:value-type="string">
            <text:p>30h</text:p>
          </table:table-cell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4"/>
          <table:table-cell table:style-name="ce20"/>
          <table:table-cell table:style-name="ce24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5"/>
          <table:table-cell table:style-name="ce21"/>
          <table:table-cell table:style-name="ce25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21:27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ell Latitude E6540</meta:initial-creator>
    <meta:creation-date>2014-11-04T22:12:00Z</meta:creation-date>
    <dc:date>2014-12-04T21:27:18.62</dc:date>
    <meta:editing-cycles>13</meta:editing-cycles>
    <meta:editing-duration>PT1H7M52S</meta:editing-duration>
    <dc:creator>Magda Ska</dc:creator>
    <meta:document-statistic meta:table-count="1" meta:cell-count="271" meta:object-count="0"/>
  </office:meta>
</office:document-meta>
</file>